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nifont" svg:font-family="unifont" style:font-family-generic="roman"/>
    <style:font-face style:name="sans-serif" svg:font-family="sans-serif"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Source Sans Pro" svg:font-family="'Source Sans Pro'" style:font-family-generic="swiss" style:font-pitch="variable"/>
    <style:font-face style:name="DejaVu Sans" svg:font-family="'DejaVu Sans'" style:font-family-generic="system" style:font-pitch="variable"/>
    <style:font-face style:name="Labor One" svg:font-family="'Labor One'" style:font-family-generic="system" style:font-pitch="variable"/>
    <style:font-face style:name="Linux Libertine" svg:font-family="'Linux Libertine'" style:font-family-generic="system" style:font-pitch="variable"/>
  </office:font-face-decls>
  <office:automatic-styles>
    <style:style style:name="P1" style:family="paragraph" style:parent-style-name="Default">
      <style:paragraph-properties fo:line-height="200%" fo:text-align="end" style:justify-single-word="false"/>
    </style:style>
    <style:style style:name="P2" style:family="paragraph" style:parent-style-name="Standard">
      <style:text-properties officeooo:paragraph-rsid="001fa51a"/>
    </style:style>
    <style:style style:name="P3" style:family="paragraph" style:parent-style-name="Standard">
      <style:text-properties style:font-name="sans-serif" fo:font-size="8pt" fo:font-weight="bold" officeooo:paragraph-rsid="001fa51a" style:font-size-asian="8pt" style:font-weight-asian="bold" style:font-size-complex="8pt" style:font-weight-complex="bold"/>
    </style:style>
    <style:style style:name="P4" style:family="paragraph" style:parent-style-name="Standard">
      <style:paragraph-properties fo:line-height="200%"/>
      <style:text-properties officeooo:paragraph-rsid="0025e554"/>
    </style:style>
    <style:style style:name="P5" style:family="paragraph" style:parent-style-name="Standard" style:master-page-name="MP0">
      <style:paragraph-properties fo:text-align="end" style:justify-single-word="false" style:page-number="auto" fo:break-before="page"/>
      <style:text-properties style:font-name="Source Sans Pro" fo:font-size="11pt" style:font-size-asian="11pt" style:font-size-complex="11pt"/>
    </style:style>
    <style:style style:name="P6" style:family="paragraph" style:parent-style-name="Standard">
      <style:paragraph-properties fo:line-height="150%"/>
      <style:text-properties officeooo:paragraph-rsid="00297671"/>
    </style:style>
    <style:style style:name="P7" style:family="paragraph" style:parent-style-name="Standard">
      <style:paragraph-properties fo:line-height="150%"/>
      <style:text-properties officeooo:paragraph-rsid="00295492"/>
    </style:style>
    <style:style style:name="P8" style:family="paragraph" style:parent-style-name="Standard">
      <style:paragraph-properties fo:line-height="150%"/>
      <style:text-properties officeooo:paragraph-rsid="002ea29f"/>
    </style:style>
    <style:style style:name="P9" style:family="paragraph" style:parent-style-name="Standard">
      <style:paragraph-properties fo:line-height="150%"/>
      <style:text-properties officeooo:paragraph-rsid="0027d30a"/>
    </style:style>
    <style:style style:name="P10" style:family="paragraph" style:parent-style-name="Standard">
      <style:paragraph-properties fo:line-height="150%"/>
      <style:text-properties officeooo:paragraph-rsid="002f6e63"/>
    </style:style>
    <style:style style:name="P11" style:family="paragraph" style:parent-style-name="Standard">
      <style:text-properties style:font-name="sans-serif" fo:font-size="8pt" fo:font-weight="bold" officeooo:paragraph-rsid="001fa51a" style:font-size-asian="8pt" style:font-weight-asian="bold" style:font-size-complex="8pt" style:font-weight-complex="bold"/>
    </style:style>
    <style:style style:name="T1" style:family="text">
      <style:text-properties fo:color="#333333" style:font-name="Labor One" fo:font-size="54pt" style:font-size-asian="54pt" style:font-size-complex="54pt"/>
    </style:style>
    <style:style style:name="T2" style:family="text">
      <style:text-properties fo:color="#009999" style:font-name="Labor One" fo:font-size="54pt" style:font-size-asian="54pt" style:font-size-complex="54pt"/>
    </style:style>
    <style:style style:name="T3" style:family="text">
      <style:text-properties style:font-name="Source Sans Pro" fo:font-size="11pt" style:font-size-asian="11pt" style:font-size-complex="11pt"/>
    </style:style>
    <style:style style:name="T4" style:family="text">
      <style:text-properties style:font-name="Source Sans Pro" fo:font-size="11pt" officeooo:rsid="00262781" style:font-size-asian="11pt" style:font-size-complex="11pt"/>
    </style:style>
    <style:style style:name="T5" style:family="text">
      <style:text-properties style:font-name="Source Sans Pro" fo:font-size="11pt" officeooo:rsid="0027d30a" style:font-size-asian="11pt" style:font-size-complex="11pt"/>
    </style:style>
    <style:style style:name="T6" style:family="text">
      <style:text-properties style:font-name="Source Sans Pro" fo:font-size="11pt" officeooo:rsid="00295492" style:font-size-asian="11pt" style:font-size-complex="11pt"/>
    </style:style>
    <style:style style:name="T7" style:family="text">
      <style:text-properties style:font-name="Source Sans Pro" fo:font-size="11pt" officeooo:rsid="00297671" style:font-size-asian="11pt" style:font-size-complex="11pt"/>
    </style:style>
    <style:style style:name="T8" style:family="text">
      <style:text-properties style:font-name="Source Sans Pro" fo:font-size="11pt" officeooo:rsid="002ea29f" style:font-size-asian="11pt" style:font-size-complex="11pt"/>
    </style:style>
    <style:style style:name="T9" style:family="text">
      <style:text-properties style:font-name="Source Sans Pro" fo:font-size="11pt" officeooo:rsid="002f6e63" style:font-size-asian="11pt" style:font-size-complex="11pt"/>
    </style:style>
    <style:style style:name="T10" style:family="text">
      <style:text-properties style:font-name="Source Sans Pro" fo:font-size="11pt" fo:font-weight="bold" officeooo:rsid="0025e554" style:font-size-asian="11pt" style:font-weight-asian="bold" style:font-size-complex="11pt" style:font-weight-complex="bold"/>
    </style:style>
    <style:style style:name="T11" style:family="text">
      <style:text-properties style:font-name="Source Sans Pro" fo:font-size="11pt" fo:font-weight="bold" officeooo:rsid="0027d30a" style:font-size-asian="11pt" style:font-weight-asian="bold" style:font-size-complex="11pt" style:font-weight-complex="bold"/>
    </style:style>
    <style:style style:name="T12" style:family="text">
      <style:text-properties style:font-name="Source Sans Pro" fo:font-size="11pt" fo:font-style="italic" style:font-size-asian="11pt" style:font-style-asian="italic" style:font-size-complex="11pt" style:font-style-complex="italic"/>
    </style:style>
    <style:style style:name="T13" style:family="text">
      <style:text-properties officeooo:rsid="001e41f9"/>
    </style:style>
    <style:style style:name="T14" style:family="text">
      <style:text-properties style:font-name="sans-serif" fo:font-size="8pt" style:font-size-asian="8pt" style:font-size-complex="8pt"/>
    </style:style>
    <style:style style:name="T15" style:family="text">
      <style:text-properties style:font-name="sans-serif" fo:font-size="8pt" officeooo:rsid="0008851b" style:font-size-asian="8pt" style:font-size-complex="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3">LABOR</text:span> e.V.<text:line-break/>Alleestraße 50<text:line-break/>44793 Bochum</text:p>
      <text:p text:style-name="P4"><text:span text:style-name="Absatz-Standardschriftart"><text:span text:style-name="T10"/></text:span></text:p>
      <text:p text:style-name="P4"><text:span text:style-name="Absatz-Standardschriftart"><text:span text:style-name="T10">Hallo Neu</text:span></text:span><text:span text:style-name="Absatz-Standardschriftart"><text:span text:style-name="T11">-L</text:span></text:span><text:span text:style-name="Absatz-Standardschriftart"><text:span text:style-name="T10">aborant*in!</text:span></text:span></text:p>
      <text:p text:style-name="P7"><text:span text:style-name="Absatz-Standardschriftart"><text:span text:style-name="T4">Herzlich willkommen als Labor-Mitglied! </text:span></text:span><text:span text:style-name="Absatz-Standardschriftart"><text:span text:style-name="T5">Du bist nun </text:span></text:span><text:span text:style-name="Absatz-Standardschriftart"><text:span text:style-name="T3">als ordentliches Mitglied in unserer Kartei geführt. Das Labor leistet einen wichtigen Beitrag zum Austausch und der Verbreitung freien Wissens und engagiert sich auf vielfältige Weise im Raum Bochum und darüber hinaus. </text:span></text:span><text:span text:style-name="Absatz-Standardschriftart"><text:span text:style-name="T6">Daher</text:span></text:span><text:span text:style-name="Absatz-Standardschriftart"><text:span text:style-name="T3"> erwarten wir auch eine mehr oder weniger regelmäßige Unterstützung durch </text:span></text:span><text:span text:style-name="Absatz-Standardschriftart"><text:span text:style-name="T5">deinen </text:span></text:span><text:span text:style-name="Absatz-Standardschriftart"><text:span text:style-name="T3">Mitgliedsbeitr</text:span></text:span><text:span text:style-name="Absatz-Standardschriftart"><text:span text:style-name="T5">ag</text:span></text:span><text:span text:style-name="Absatz-Standardschriftart"><text:span text:style-name="T3">.</text:span></text:span></text:p>
      <text:p text:style-name="P8"><text:span text:style-name="Absatz-Standardschriftart"><text:span text:style-name="T3">Du bist herzlich eingeladen - sei es zu offenen Abenden oder zu bestimmten thematischen Veranstaltungen - ins Labor zu kommen. Du kannst am grünen Haken oder </text:span></text:span><text:span text:style-name="Absatz-Standardschriftart"><text:span text:style-name="T6">am </text:span></text:span><text:span text:style-name="Absatz-Standardschriftart"><text:span text:style-name="T3">roten Kreuz auf unserer Website [1] jederzeit nachsehen, ob das Labor gerade geöffnet ist </text:span></text:span><text:span text:style-name="Absatz-Standardschriftart"><text:span text:style-name="T6">und </text:span></text:span><text:span text:style-name="Absatz-Standardschriftart"><text:span text:style-name="T3">dann einfach vorbeikommen und dich mit </text:span></text:span><text:span text:style-name="Absatz-Standardschriftart"><text:span text:style-name="T6">den </text:span></text:span><text:span text:style-name="Absatz-Standardschriftart"><text:span text:style-name="T3">anwesenden Personen austauschen.</text:span></text:span></text:p>
      <text:p text:style-name="P8"><text:span text:style-name="Absatz-Standardschriftart"><text:span text:style-name="T3">Ein besonderes Anliegen des Labors ist es, </text:span></text:span><text:span text:style-name="Absatz-Standardschriftart"><text:span text:style-name="T6">einen </text:span></text:span><text:span text:style-name="Absatz-Standardschriftart"><text:span text:style-name="T3">Raum zu bieten für alle, die gerne mit Technik basteln, an Hard- oder Softwareprojekten tüfteln oder mechanischen Tätigkeiten in ihrer Freizeit nachgehen möchten, zum Beispiel mit unseren vielfältigen Werkzeugen wie dem Lasercutter, 3D-Drucker oder der CNC-Portalfräse. Wenn du </text:span></text:span><text:span text:style-name="Absatz-Standardschriftart"><text:span text:style-name="T6">etwas B</text:span></text:span><text:span text:style-name="Absatz-Standardschriftart"><text:span text:style-name="T3">estimmtes vorhast, komm einfach vorbei, und sprich mit Leuten, die dir zeigen können, wie bestimmte Dinge im Labor funktionieren, </text:span></text:span><text:span text:style-name="Absatz-Standardschriftart"><text:span text:style-name="T6">damit du </text:span></text:span><text:span text:style-name="Absatz-Standardschriftart"><text:span text:style-name="T3">die Möglichkeiten des Labors nutzen kannst.</text:span></text:span></text:p>
      <text:p text:style-name="P6"><text:span text:style-name="Absatz-Standardschriftart"><text:span text:style-name="T3">Auch unsere Mailinglisten </text:span></text:span><text:span text:style-name="Absatz-Standardschriftart"><text:span text:style-name="T12">discuss</text:span></text:span><text:span text:style-name="Absatz-Standardschriftart"><text:span text:style-name="T3"> und </text:span></text:span><text:span text:style-name="Absatz-Standardschriftart"><text:span text:style-name="T12">orga</text:span></text:span><text:span text:style-name="Absatz-Standardschriftart"><text:span text:style-name="T3"> solltest du als Mitglied abonnieren. Das kannst du selbst unter [2] und [3] tun. Auf </text:span></text:span><text:span text:style-name="Absatz-Standardschriftart"><text:span text:style-name="T12">discuss</text:span></text:span><text:span text:style-name="Absatz-Standardschriftart"><text:span text:style-name="T3"> erhältst du Informationen, die für sowohl Vereinsinterne als auch -externe interessant sein könnten (z.B. Veranstaltungsankündigungen).<text:line-break/>Auf </text:span></text:span><text:span text:style-name="Absatz-Standardschriftart"><text:span text:style-name="T12">orga</text:span></text:span><text:span text:style-name="Absatz-Standardschriftart"><text:span text:style-name="T3"> hingegen werden die interne </text:span></text:span><text:span text:style-name="Absatz-Standardschriftart"><text:span text:style-name="T4">Fragen</text:span></text:span><text:span text:style-name="Absatz-Standardschriftart"><text:span text:style-name="T3"> besprochen und aktuelle wichtige Informationen für Laborant*</text:span></text:span><text:span text:style-name="Absatz-Standardschriftart"><text:span text:style-name="T4">inn</text:span></text:span><text:span text:style-name="Absatz-Standardschriftart"><text:span text:style-name="T3">en kommuniziert.</text:span></text:span></text:p>
      <text:p text:style-name="P8"><text:span text:style-name="Absatz-Standardschriftart"><text:span text:style-name="T3">Es gibt regelmäßige Veranstaltungen, wie zum Beispiel das Repair Café, Lötworkshops, Netzpolitische Abende und </text:span></text:span><text:span text:style-name="Absatz-Standardschriftart"><text:span text:style-name="T4">A</text:span></text:span><text:span text:style-name="Absatz-Standardschriftart"><text:span text:style-name="T3">hnliches. Bei diesen darf grundsätzlich auch jede</text:span></text:span><text:span text:style-name="Absatz-Standardschriftart"><text:span text:style-name="T4">*r</text:span></text:span><text:span text:style-name="Absatz-Standardschriftart"><text:span text:style-name="T3"> </text:span></text:span><text:span text:style-name="Absatz-Standardschriftart"><text:span text:style-name="T4">m</text:span></text:span><text:span text:style-name="Absatz-Standardschriftart"><text:span text:style-name="T3">itwirken, </text:span></text:span><text:span text:style-name="Absatz-Standardschriftart"><text:span text:style-name="T4">mit</text:span></text:span><text:span text:style-name="Absatz-Standardschriftart"><text:span text:style-name="T3">gestalten und teilnehmen. Infos zu anstehenden Terminen findest du auf unserem Kalender auf unserer </text:span></text:span><text:span text:style-name="Absatz-Standardschriftart"><text:span text:style-name="T4">Website</text:span></text:span><text:span text:style-name="Absatz-Standardschriftart"><text:span text:style-name="T3"> [4]. Ebenfalls sinnvoll ist es daher, auch in unserem </text:span></text:span><text:span text:style-name="Absatz-Standardschriftart"><text:span text:style-name="T4">Labor-</text:span></text:span><text:span text:style-name="Absatz-Standardschriftart"><text:span text:style-name="T3">Wiki ein</text:span></text:span><text:span text:style-name="Absatz-Standardschriftart"><text:span text:style-name="T8">en</text:span></text:span><text:span text:style-name="Absatz-Standardschriftart"><text:span text:style-name="T3"> </text:span></text:span></text:p>
      <text:p text:style-name="P8"><text:soft-page-break/><text:span text:style-name="Absatz-Standardschriftart"><text:span text:style-name="T3"/></text:span></text:p>
      <text:p text:style-name="P8"><text:span text:style-name="Absatz-Standardschriftart"><text:span text:style-name="T3">Benutzeraccount anzulegen um selbst Inhalte zu erweitern, zu dokumentieren und zu eigenen Veranstaltungen einzuladen. Es gibt viele Infos in unserem Wiki, was auch von jede*m erweitert und überarbeitet </text:span></text:span><text:span text:style-name="Absatz-Standardschriftart"><text:span text:style-name="T4">werden kann</text:span></text:span><text:span text:style-name="Absatz-Standardschriftart"><text:span text:style-name="T3">.</text:span></text:span></text:p>
      <text:p text:style-name="P8"><text:span text:style-name="Absatz-Standardschriftart"><text:span text:style-name="T3">Zu guter </text:span></text:span><text:span text:style-name="Absatz-Standardschriftart"><text:span text:style-name="T4">L</text:span></text:span><text:span text:style-name="Absatz-Standardschriftart"><text:span text:style-name="T3">etzt gibt es das monatliche Bootstrap, welches im Wechsel </text:span></text:span><text:span text:style-name="Absatz-Standardschriftart"><text:span text:style-name="T4">m</text:span></text:span><text:span text:style-name="Absatz-Standardschriftart"><text:span text:style-name="T3">ontags und mittwochs jeweils abends ca. in der Mitte jede</text:span></text:span><text:span text:style-name="Absatz-Standardschriftart"><text:span text:style-name="T4">n</text:span></text:span><text:span text:style-name="Absatz-Standardschriftart"><text:span text:style-name="T3"> Monats stattfindet, damit möglichst jede*r die Möglichkeit dazu hat, daran teilzunehmen. Dort werden aktuelle Probleme und Neuigkeiten, die das Labor - insbesondere aus </text:span></text:span><text:span text:style-name="Absatz-Standardschriftart"><text:span text:style-name="T4">o</text:span></text:span><text:span text:style-name="Absatz-Standardschriftart"><text:span text:style-name="T3">rganisat</text:span></text:span><text:span text:style-name="Absatz-Standardschriftart"><text:span text:style-name="T4">orischer S</text:span></text:span><text:span text:style-name="Absatz-Standardschriftart"><text:span text:style-name="T3">icht - betreffen, besprochen und über Entscheidungen abgestimmt. </text:span></text:span><text:span text:style-name="Absatz-Standardschriftart"><text:span text:style-name="T8">Hier</text:span></text:span><text:span text:style-name="Absatz-Standardschriftart"><text:span text:style-name="T3"> </text:span></text:span><text:span text:style-name="Absatz-Standardschriftart"><text:span text:style-name="T8">erhalten</text:span></text:span><text:span text:style-name="Absatz-Standardschriftart"><text:span text:style-name="T3"> regelmäßig im Labor anwesende Personen die Möglichkeit, nach Erfüllung gewisser Voraussetzungen wie Alter und Länge der Mitgliedschaft, einen eigenen Schlüssel für das Labor zu </text:span></text:span><text:span text:style-name="Absatz-Standardschriftart"><text:span text:style-name="T8">beantragen</text:span></text:span><text:span text:style-name="Absatz-Standardschriftart"><text:span text:style-name="T3">, um </text:span></text:span><text:span text:style-name="Absatz-Standardschriftart"><text:span text:style-name="T5">im </text:span></text:span><text:span text:style-name="Absatz-Standardschriftart"><text:span text:style-name="T3">Labor an </text:span></text:span><text:span text:style-name="Absatz-Standardschriftart"><text:span text:style-name="T8">ihren </text:span></text:span><text:span text:style-name="Absatz-Standardschriftart"><text:span text:style-name="T3">Projekten arbeiten zu können. </text:span></text:span></text:p>
      <text:p text:style-name="P10"><text:span text:style-name="Absatz-Standardschriftart"><text:span text:style-name="T3">Falls du noch Fragen oder Anregungen haben solltest, schreib</text:span></text:span><text:span text:style-name="Absatz-Standardschriftart"><text:span text:style-name="T8">e</text:span></text:span><text:span text:style-name="Absatz-Standardschriftart"><text:span text:style-name="T3"> uns oder besuche das Labor und spr</text:span></text:span><text:span text:style-name="Absatz-Standardschriftart"><text:span text:style-name="T8">e</text:span></text:span><text:span text:style-name="Absatz-Standardschriftart"><text:span text:style-name="T3">ch</text:span></text:span><text:span text:style-name="Absatz-Standardschriftart"><text:span text:style-name="T8">e über die</text:span></text:span><text:span text:style-name="Absatz-Standardschriftart"><text:span text:style-name="T3"> Themen, die dir am Herzen liegen, </text:span></text:span><text:span text:style-name="Absatz-Standardschriftart"><text:span text:style-name="T5">denn </text:span></text:span><text:span text:style-name="Absatz-Standardschriftart"><text:span text:style-name="T3">nur so können wir letztendlich alle in dem besser werden, was wir tun.<text:line-break/></text:span></text:span></text:p>
      <text:p text:style-name="P10"><text:span text:style-name="Absatz-Standardschriftart"><text:span text:style-name="T9">Viele Grüße</text:span></text:span><text:span text:style-name="Absatz-Standardschriftart"><text:span text:style-name="T3"><text:line-break/></text:span></text:span><text:span text:style-name="Absatz-Standardschriftart"><text:span text:style-name="T7">LABOR e.V.</text:span></text:span></text:p>
      <text:p text:style-name="P6"><text:span text:style-name="Absatz-Standardschriftart"><text:span text:style-name="T7"/></text:span></text:p>
      <text:p text:style-name="P9"><text:span text:style-name="Absatz-Standardschriftart"><text:span text:style-name="T3">[1] </text:span></text:span><text:a xlink:type="simple" xlink:href="https://das-labor.org/" text:style-name="Internet_20_link" text:visited-style-name="Visited_20_Internet_20_Link"><text:span text:style-name="Absatz-Standardschriftart"><text:span text:style-name="T3">https://das-labor.org</text:span></text:span></text:a><text:span text:style-name="Absatz-Standardschriftart"><text:span text:style-name="T3"><text:line-break/>[2] </text:span></text:span><text:a xlink:type="simple" xlink:href="https://das-labor.org/mailman/listinfo/discuss" text:style-name="Internet_20_link" text:visited-style-name="Visited_20_Internet_20_Link"><text:span text:style-name="Absatz-Standardschriftart"><text:span text:style-name="T3">https://das-labor.org/mailman/listinfo/discuss</text:span></text:span></text:a><text:span text:style-name="Absatz-Standardschriftart"><text:span text:style-name="T3"><text:line-break/>[3] </text:span></text:span><text:a xlink:type="simple" xlink:href="https://das-labor.org/mailman/listinfo/orga" text:style-name="Internet_20_link" text:visited-style-name="Visited_20_Internet_20_Link"><text:span text:style-name="Absatz-Standardschriftart"><text:span text:style-name="T3">https://das-labor.org/mailman/listinfo/orga</text:span></text:span></text:a><text:span text:style-name="Absatz-Standardschriftart"><text:span text:style-name="T3"><text:line-break/>[4] </text:span></text:span><text:a xlink:type="simple" xlink:href="https://wiki.das-labor.org/w/Kalender" text:style-name="Internet_20_link" text:visited-style-name="Visited_20_Internet_20_Link"><text:span text:style-name="Absatz-Standardschriftart"><text:span text:style-name="T3">https://wiki.das-labor.org/w/Kalender</text:span></text:span></text:a></text:p>
      <text:p text:style-name="P3"/>
      <text:p text:style-name="P3"/>
      <text:p text:style-name="P3">Datenschutzerklärung</text:p>
      <text:p text:style-name="P2"><text:span text:style-name="T14">Der Verein L</text:span><text:span text:style-name="T15">ABOR</text:span><text:span text:style-name="T14"> e.V. ist ein gemeinnütziger Verein zur Förderung der technischen Bildung mit Sitz in Bochum. Hiermit willige ich im Sinne der EU-Datenschutzgrundverordnung (DSGVO) ausdrücklich ein, dass meine hier angegebenen Daten zur Verwaltung des Mitgliederverzeichnisses, der Überprüfung des Eingangs von Mitgliedsbeiträgen und zur Kontaktaufnahme mit mir selbst verwendet werden dürfen. Jegliche weitere Verwendung der hiermit an das L</text:span><text:span text:style-name="T15">ABOR</text:span><text:span text:style-name="T14"> e.V. übermittelten Daten erfolgt durch den Verein ausschließlich nach Rücksprache mit mir und expliziter Freigabe durch mich. </text:span><text:span text:style-name="Absatz-Standardschriftart"><text:span text:style-name="T14">Über die zu meiner Person gespeicherten Daten kann ich jederzeit durch eine formlose Mitteilung an </text:span></text:span><text:a xlink:type="simple" xlink:href="mailto:vorstand@das-labor.org" office:target-frame-name="_top" xlink:show="replace" text:style-name="Internet_20_link" text:visited-style-name="Visited_20_Internet_20_Link"><text:span text:style-name="Absatz-Standardschriftart"><text:span text:style-name="T14">vorstand@das-labor.org</text:span></text:span></text:a><text:span text:style-name="Absatz-Standardschriftart"><text:span text:style-name="T14"> Auskunft verlangen. Nach Beendigung meiner Mitgliedschaft kann ich durch eine formlose Mitteilung an </text:span></text:span><text:a xlink:type="simple" xlink:href="mailto:vorstand@das-labor.org" office:target-frame-name="_top" xlink:show="replace" text:style-name="Internet_20_link" text:visited-style-name="Visited_20_Internet_20_Link"><text:span text:style-name="Absatz-Standardschriftart"><text:span text:style-name="T14">vorstand@das-labor.org</text:span></text:span></text:a><text:span text:style-name="Absatz-Standardschriftart"><text:span text:style-name="T14"> die Löschung meiner Daten verlangen. Diese Datenschutzerklärung wird dem Verein das L</text:span></text:span><text:span text:style-name="Absatz-Standardschriftart"><text:span text:style-name="T15">ABOR</text:span></text:span><text:span text:style-name="Absatz-Standardschriftart"><text:span text:style-name="T14"> e.V. zusammen mit den weiteren übermittelten Daten und Informationen übergeben. Die Einwilligung in die Datenschutzerklärung ist notwendige Voraussetzung für die Mitgliedschaf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nifont" svg:font-family="unifont" style:font-family-generic="roman"/>
    <style:font-face style:name="sans-serif" svg:font-family="sans-serif"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Source Sans Pro" svg:font-family="'Source Sans Pro'" style:font-family-generic="swiss" style:font-pitch="variable"/>
    <style:font-face style:name="DejaVu Sans" svg:font-family="'DejaVu Sans'" style:font-family-generic="system" style:font-pitch="variable"/>
    <style:font-face style:name="Labor One" svg:font-family="'Labor One'" style:font-family-generic="system" style:font-pitch="variable"/>
    <style:font-face style:name="Linux Libertine" svg:font-family="'Linux Libertine'"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paragraph-properties fo:margin-top="0in" fo:margin-bottom="0in" loext:contextual-spacing="false" fo:line-height="100%" fo:hyphenation-ladder-count="no-limit" style:vertical-align="baseline"/>
      <style:text-properties fo:color="#000000" style:font-name="unifont" fo:font-family="unifont" style:font-family-generic="roman" fo:font-size="18pt" fo:language="en" fo:country="US" style:letter-kerning="true" style:font-name-asian="Linux Libertine" style:font-family-asian="'Linux Libertine'" style:font-family-generic-asian="system" style:font-pitch-asian="variable" style:font-size-asian="18pt" style:language-asian="zh" style:country-asian="CN" style:font-name-complex="Liberation Sans" style:font-family-complex="'Liberation Sans'" style:font-family-generic-complex="swiss" style:font-pitch-complex="variable" style:font-size-complex="12pt" style:language-complex="hi" style:country-complex="IN" fo:hyphenate="false"/>
    </style:style>
    <style:style style:name="Sprechblasentext" style:family="paragraph" style:parent-style-name="Standard">
      <style:paragraph-properties fo:margin-top="0in" fo:margin-bottom="0in"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Listenabsatz"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Absatz-Standardschriftart" style:family="text"/>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Sprechblasentext_20_Zchn" style:display-name="Sprechblasentext Zchn" style:family="text" style:parent-style-name="Absatz-Standardschriftar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Default">
      <style:paragraph-properties fo:line-height="200%" fo:text-align="end" style:justify-single-word="false"/>
    </style:style>
    <style:style style:name="MT1" style:family="text">
      <style:text-properties fo:color="#333333" style:font-name="Labor One" fo:font-size="54pt" style:font-size-asian="54pt" style:font-size-complex="54pt"/>
    </style:style>
    <style:style style:name="MT2" style:family="text">
      <style:text-properties fo:color="#009999" style:font-name="Labor One" fo:font-size="54pt" style:font-size-asian="54pt" style:font-size-complex="54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2957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text:span text:style-name="Absatz-Standardschriftart"><text:span text:style-name="MT1">das la</text:span></text:span><text:span text:style-name="Absatz-Standardschriftart"><text:span text:style-name="MT2">bo</text:span></text:span><text:span text:style-name="Absatz-Standardschriftart"><text:span text:style-name="MT1">r</text:span></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blafoo</meta:initial-creator>
    <meta:creation-date>2015-04-18T13:36:00Z</meta:creation-date>
    <dc:date>2020-10-19T00:18:55.716874800</dc:date>
    <meta:print-date>2015-04-17T23:09:00Z</meta:print-date>
    <meta:editing-cycles>12</meta:editing-cycles>
    <meta:editing-duration>PT15M35S</meta:editing-duration>
    <meta:document-statistic meta:table-count="0" meta:image-count="0" meta:object-count="0" meta:page-count="2" meta:paragraph-count="15" meta:word-count="597" meta:character-count="4405" meta:non-whitespace-character-count="3820"/>
    <meta:template xlink:type="simple" xlink:actuate="onRequest" xlink:title="" xlink:href="../Labor%20Mitgliedsantrag.odt/Normal"/>
  </office:meta>
</office:document-meta>
</file>